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083in" fo:margin-left="-0.0063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1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c9c2" officeooo:paragraph-rsid="0017c9c2"/>
    </style:style>
    <style:style style:name="P2" style:family="paragraph" style:parent-style-name="Standard">
      <style:text-properties officeooo:rsid="00181287" officeooo:paragraph-rsid="00181287"/>
    </style:style>
    <style:style style:name="P3" style:family="paragraph" style:parent-style-name="Standard">
      <style:text-properties officeooo:rsid="00199adf" officeooo:paragraph-rsid="00199adf"/>
    </style:style>
    <style:style style:name="P4" style:family="paragraph" style:parent-style-name="Standard">
      <style:text-properties officeooo:rsid="001c8be1" officeooo:paragraph-rsid="001c8be1"/>
    </style:style>
    <style:style style:name="P5" style:family="paragraph" style:parent-style-name="Standard">
      <style:text-properties officeooo:rsid="001c8be1" officeooo:paragraph-rsid="001d27b3"/>
    </style:style>
    <style:style style:name="P6" style:family="paragraph" style:parent-style-name="Standard">
      <style:text-properties officeooo:rsid="001c8be1" officeooo:paragraph-rsid="001df51b"/>
    </style:style>
    <style:style style:name="P7" style:family="paragraph" style:parent-style-name="Standard">
      <style:text-properties officeooo:rsid="001c8be1" officeooo:paragraph-rsid="001f9785"/>
    </style:style>
    <style:style style:name="P8" style:family="paragraph" style:parent-style-name="Standard">
      <style:text-properties officeooo:rsid="001c8be1" officeooo:paragraph-rsid="0022109c"/>
    </style:style>
    <style:style style:name="P9" style:family="paragraph" style:parent-style-name="Standard">
      <style:text-properties officeooo:paragraph-rsid="001f9785"/>
    </style:style>
    <style:style style:name="P10" style:family="paragraph" style:parent-style-name="Standard">
      <style:text-properties officeooo:rsid="0022109c" officeooo:paragraph-rsid="0022109c"/>
    </style:style>
    <style:style style:name="P11" style:family="paragraph" style:parent-style-name="Standard">
      <style:text-properties officeooo:rsid="0023c027" officeooo:paragraph-rsid="0023c027"/>
    </style:style>
    <style:style style:name="P12" style:family="paragraph" style:parent-style-name="Table_20_Contents">
      <style:text-properties officeooo:rsid="00181287" officeooo:paragraph-rsid="00181287"/>
    </style:style>
    <style:style style:name="P13" style:family="paragraph" style:parent-style-name="Table_20_Contents">
      <style:text-properties officeooo:rsid="001b8652" officeooo:paragraph-rsid="001b8652"/>
    </style:style>
    <style:style style:name="P14" style:family="paragraph" style:parent-style-name="Table_20_Contents">
      <style:text-properties officeooo:rsid="001f9785" officeooo:paragraph-rsid="001f9785"/>
    </style:style>
    <style:style style:name="P15" style:family="paragraph" style:parent-style-name="Table_20_Contents">
      <style:text-properties officeooo:rsid="00203226" officeooo:paragraph-rsid="00203226"/>
    </style:style>
    <style:style style:name="P16" style:family="paragraph" style:parent-style-name="Table_20_Contents">
      <style:text-properties officeooo:rsid="0022109c" officeooo:paragraph-rsid="0022109c"/>
    </style:style>
    <style:style style:name="P17" style:family="paragraph" style:parent-style-name="Table_20_Contents">
      <style:text-properties officeooo:rsid="0023c027" officeooo:paragraph-rsid="0023c027"/>
    </style:style>
    <style:style style:name="P18" style:family="paragraph" style:parent-style-name="Heading_20_5">
      <style:text-properties officeooo:rsid="00203226"/>
    </style:style>
    <style:style style:name="P19" style:family="paragraph" style:parent-style-name="Heading_20_5">
      <style:text-properties officeooo:rsid="00203226" officeooo:paragraph-rsid="00203226"/>
    </style:style>
    <style:style style:name="T1" style:family="text">
      <style:text-properties officeooo:rsid="00199adf"/>
    </style:style>
    <style:style style:name="T2" style:family="text">
      <style:text-properties fo:background-color="#ff6600" loext:char-shading-value="0"/>
    </style:style>
    <style:style style:name="T3" style:family="text">
      <style:text-properties officeooo:rsid="001c8be1"/>
    </style:style>
    <style:style style:name="T4" style:family="text">
      <style:text-properties officeooo:rsid="001d27b3"/>
    </style:style>
    <style:style style:name="T5" style:family="text">
      <style:text-properties officeooo:rsid="001df51b"/>
    </style:style>
    <style:style style:name="T6" style:family="text">
      <style:text-properties officeooo:rsid="001f9785"/>
    </style:style>
    <style:style style:name="T7" style:family="text">
      <style:text-properties officeooo:rsid="0022109c"/>
    </style:style>
    <style:style style:name="T8" style:family="text">
      <style:text-properties officeooo:rsid="0023c027"/>
    </style:style>
    <style:style style:name="T9" style:family="text">
      <style:text-properties officeooo:rsid="0025ad63"/>
    </style:style>
    <style:style style:name="T10" style:family="text">
      <style:text-properties officeooo:rsid="002736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SQL</text:p>
      <text:p text:style-name="P1">a) Assume a schema of Employee ( id, name, department_fk ) , Department ( id, name). If there</text:p>
      <text:p text:style-name="P1">are 10 records in the Employee table and 5 records in the Department table, how many rows</text:p>
      <text:p text:style-name="P1">will be displayed in the result of the following SQL query: Select * from Employee, Department.</text:p>
      <text:p text:style-name="P1">Please explain your answer.</text:p>
      <text:p text:style-name="P1">b) How to select first 5 records from a table? Please explain and give an example.</text:p>
      <text:p text:style-name="P1">c) What’s the difference between Having and Group by? Please explain and give an example of</text:p>
      <text:p text:style-name="P1">each.</text:p>
      <text:p text:style-name="P1"/>
      <text:p text:style-name="P1"/>
      <text:p text:style-name="P2">Answers:</text:p>
      <text:p text:style-name="P2"/>
      <text:p text:style-name="P2">a)Table 1 -<text:span text:style-name="T1">EMPLOYE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Employee ID</text:p>
          </table:table-cell>
          <table:table-cell table:style-name="Table1.A1" office:value-type="string">
            <text:p text:style-name="P12">Name</text:p>
          </table:table-cell>
          <table:table-cell table:style-name="Table1.C1" office:value-type="string">
            <text:p text:style-name="P12">Department_fk<text:span text:style-name="T2">***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p text:style-name="P3">Table 2-DEPARTMENT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ID<text:span text:style-name="T2">***</text:span></text:p>
          </table:table-cell>
          <table:table-cell table:style-name="Table2.B1" office:value-type="string">
            <text:p text:style-name="P13">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4">SQL Query:</text:p>
      <text:p text:style-name="P4">SELECT * FROM EMPLOYEE,DEPARTMENT</text:p>
      <text:p text:style-name="P4">This query does not make sense,The SELECT is the cartesian product of the two tables.You sould use an Inner Join or <text:s/>a where condition</text:p>
      <text:p text:style-name="P4"/>
      <text:p text:style-name="P4">b)To have the 5 rows, in the case of the Tabke Department, just do:</text:p>
      <text:p text:style-name="P4">SELECT * FROM DEPARTMENT; as this table already have 5 rows.</text:p>
      <text:p text:style-name="P4">For the table EMPLOYEE, run</text:p>
      <text:p text:style-name="P4">SELECT * FROM EMPLOYEE</text:p>
      <text:p text:style-name="P5">ROWNUMBER&lt;=5;<text:line-break/></text:p>
      <text:p text:style-name="P5"><text:span text:style-name="T4">c)Difference HAVING and GROUP BY</text:span></text:p>
      <text:p text:style-name="P6"><text:span text:style-name="T4">GROUP BY is used to agrupate the rows for an specific value</text:span></text:p>
      <text:p text:style-name="P7"><text:soft-page-break/><text:span text:style-name="T5">HAVING usually applies after an operation of aggregation. In general is being used with the COUNT condition</text:span></text:p>
      <text:p text:style-name="P7"><text:span text:style-name="T6">For example,having the following extract from a table called SALES_ORDER</text:span></text:p>
      <text:p text:style-name="P7"/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row>
          <table:table-cell table:style-name="Table3.A1" office:value-type="string">
            <text:p text:style-name="P14">ID</text:p>
          </table:table-cell>
          <table:table-cell table:style-name="Table3.A1" office:value-type="string">
            <text:p text:style-name="P14">CUSTOMER ID</text:p>
          </table:table-cell>
          <table:table-cell table:style-name="Table3.A1" office:value-type="string">
            <text:p text:style-name="P14">AMOUNT</text:p>
          </table:table-cell>
          <table:table-cell table:style-name="Table3.A1" office:value-type="string">
            <text:p text:style-name="P14">DATE_ ORDER</text:p>
          </table:table-cell>
          <table:table-cell table:style-name="Table3.A1" office:value-type="string">
            <text:p text:style-name="P14">DELIVERY DATE</text:p>
          </table:table-cell>
          <table:table-cell table:style-name="Table3.F1" office:value-type="string">
            <text:p text:style-name="P15">BRANCH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23234</text:p>
          </table:table-cell>
          <table:table-cell table:style-name="Table3.A2" office:value-type="string">
            <text:p text:style-name="P15">344,56</text:p>
          </table:table-cell>
          <table:table-cell table:style-name="Table3.A2" office:value-type="string">
            <text:h text:style-name="P18" text:outline-level="5">2016-10-16T12:56:03+00:00 </text:h>
            <text:p text:style-name="Table_20_Contents"><text:span text:style-name="Source_20_Text"/></text:p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23234</text:p>
          </table:table-cell>
          <table:table-cell table:style-name="Table3.A2" office:value-type="string">
            <text:p text:style-name="P15">8772,67</text:p>
          </table:table-cell>
          <table:table-cell table:style-name="Table3.A2" office:value-type="string">
            <text:h text:style-name="P19" text:outline-level="5">2016-10-16T12:56:03+00:00 </text:h>
            <text:p text:style-name="P15"/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34343</text:p>
          </table:table-cell>
          <table:table-cell table:style-name="Table3.A2" office:value-type="string">
            <text:p text:style-name="P15">9999,88</text:p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  <table:table-row>
          <table:table-cell table:style-name="Table3.A2" office:value-type="string">
            <text:p text:style-name="P17">4</text:p>
          </table:table-cell>
          <table:table-cell table:style-name="Table3.A2" office:value-type="string">
            <text:p text:style-name="P15">23234</text:p>
          </table:table-cell>
          <table:table-cell table:style-name="Table3.A2" office:value-type="string">
            <text:p text:style-name="P15">344,56</text:p>
          </table:table-cell>
          <table:table-cell table:style-name="Table3.A2" office:value-type="string">
            <text:h text:style-name="P18" text:outline-level="5">2016-10-16T12:56:03+00:00 </text:h>
            <text:p text:style-name="Table_20_Contents"><text:span text:style-name="Source_20_Text"/></text:p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  <table:table-row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15">22323</text:p>
          </table:table-cell>
          <table:table-cell table:style-name="Table3.A2" office:value-type="string">
            <text:p text:style-name="P15">999,99</text:p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  <table:table-row>
          <table:table-cell table:style-name="Table3.A2" office:value-type="string">
            <text:p text:style-name="P17">6</text:p>
          </table:table-cell>
          <table:table-cell table:style-name="Table3.A2" office:value-type="string">
            <text:p text:style-name="P15">22323</text:p>
          </table:table-cell>
          <table:table-cell table:style-name="Table3.A2" office:value-type="string">
            <text:p text:style-name="P15">999,99</text:p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A2" office:value-type="string">
            <text:h text:style-name="Heading_20_5" text:outline-level="5">2016-10-16T12:56:03+00:00 </text:h>
            <text:p text:style-name="Table_20_Contents"/>
          </table:table-cell>
          <table:table-cell table:style-name="Table3.F2" office:value-type="string">
            <text:p text:style-name="P15">Central</text:p>
          </table:table-cell>
        </table:table-row>
      </table:table>
      <text:p text:style-name="P7"/>
      <text:p text:style-name="P7"/>
      <text:p text:style-name="P9"><text:span text:style-name="T3"><text:line-break/>SELECT CustomerID, COUNT (*) AS Orders</text:span></text:p>
      <text:p text:style-name="P8"><text:span text:style-name="T7"><text:s/>FROM SALES_ORDER </text:span></text:p>
      <text:p text:style-name="P10">WHERE Date_Order <text:span text:style-name="T8">&lt;</text:span>=NOW </text:p>
      <text:p text:style-name="P10">GROUP BY CustomerID</text:p>
      <text:p text:style-name="P10">HAVING COUNT (*) &gt;<text:span text:style-name="T8">3</text:span></text:p>
      <text:p text:style-name="P10"/>
      <text:p text:style-name="P11">The result will be <text:s/>row 1, 2 <text:span text:style-name="T9">and 4</text:span>, The where condition will bring all the rows that have a date previous that today, the group by will summarize <text:s/>rows with the same customer id and the having count will work as a filter for the group by condition, <text:span text:style-name="T10">meaning that the customer that has 3 or more sales order will be the one displayed.</text:span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09:11:52.753271339</meta:creation-date>
    <dc:date>2016-10-16T10:22:47.166812517</dc:date>
    <meta:editing-duration>PT1H9M23S</meta:editing-duration>
    <meta:editing-cycles>11</meta:editing-cycles>
    <meta:generator>LibreOffice/4.2.8.2$Linux_X86_64 LibreOffice_project/420m0$Build-2</meta:generator>
    <meta:document-statistic meta:table-count="3" meta:image-count="0" meta:object-count="0" meta:page-count="2" meta:paragraph-count="76" meta:word-count="339" meta:character-count="2144" meta:non-whitespace-character-count="1854"/>
  </office:meta>
</office:document-meta>
</file>